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andas" svg:font-family="Chandas"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list-style-name="L2">
      <style:text-properties fo:font-size="18pt" officeooo:paragraph-rsid="0018ca28" style:font-size-asian="18pt" style:font-size-complex="18pt"/>
    </style:style>
    <style:style style:name="P3" style:family="paragraph" style:parent-style-name="Standard">
      <style:text-properties style:font-name="Liberation Serif" fo:font-size="18pt" style:font-size-asian="18pt" style:font-size-complex="18pt"/>
    </style:style>
    <style:style style:name="P4" style:family="paragraph" style:parent-style-name="Standard" style:list-style-name="L2">
      <style:text-properties officeooo:paragraph-rsid="0018ca28"/>
    </style:style>
    <style:style style:name="P5" style:family="paragraph" style:parent-style-name="Text_20_body">
      <style:paragraph-properties fo:padding="0.049cm" fo:border="0.06pt solid #d9d9e3"/>
      <style:text-properties style:font-name="Liberation Serif" fo:font-size="18pt" style:font-size-asian="18pt" style:font-size-complex="18pt"/>
    </style:style>
    <style:style style:name="P6" style:family="paragraph" style:parent-style-name="Text_20_body" style:list-style-name="L3">
      <style:paragraph-properties fo:margin-left="0cm" fo:margin-right="0cm" fo:text-indent="0cm" style:auto-text-indent="false"/>
    </style:style>
    <style:style style:name="P7" style:family="paragraph" style:parent-style-name="Text_20_body">
      <style:paragraph-properties fo:padding="0.049cm" fo:border="0.06pt solid #d9d9e3"/>
      <style:text-properties officeooo:paragraph-rsid="0018dbfb"/>
    </style:style>
    <style:style style:name="T1" style:family="text">
      <style:text-properties officeooo:rsid="0018ca28"/>
    </style:style>
    <style:style style:name="T2" style:family="text">
      <style:text-properties fo:color="#c9211e" loext:opacity="100%"/>
    </style:style>
    <style:style style:name="T3" style:family="text">
      <style:text-properties fo:color="#c9211e" loext:opacity="100%" officeooo:rsid="0018ca28"/>
    </style:style>
    <style:style style:name="T4" style:family="text">
      <style:text-properties fo:color="#c9211e" loext:opacity="100%" fo:font-size="18pt" officeooo:rsid="0018ca28" style:font-size-asian="18pt" style:font-size-complex="18pt"/>
    </style:style>
    <style:style style:name="T5" style:family="text">
      <style:text-properties officeooo:rsid="0018ca28" fo:background-color="#ffff00" loext:char-shading-value="0"/>
    </style:style>
    <style:style style:name="T6" style:family="text">
      <style:text-properties officeooo:rsid="0018ca28" fo:background-color="#ffff00" loext:char-shading-value="0"/>
    </style:style>
    <style:style style:name="T7" style:family="text">
      <style:text-properties style:font-name="Chandas" officeooo:rsid="0018ca28" fo:background-color="#ffff00" loext:char-shading-value="0"/>
    </style:style>
    <style:style style:name="T8" style:family="text">
      <style:text-properties style:font-name="aakar" officeooo:rsid="0018ca28" fo:background-color="#ffff00" loext:char-shading-value="0"/>
    </style:style>
    <style:style style:name="T9" style:family="text">
      <style:text-properties style:font-name="Abyssinica SIL" officeooo:rsid="0018ca28" fo:background-color="#ffff00" loext:char-shading-value="0"/>
    </style:style>
    <style:style style:name="T10" style:family="text">
      <style:text-properties style:font-name="Liberation Serif" fo:font-size="18pt" style:font-size-asian="18pt" style:font-size-complex="18pt"/>
    </style:style>
    <style:style style:name="T11" style:family="text">
      <style:text-properties fo:font-size="18pt" officeooo:rsid="0018ca28" style:font-size-asian="18pt" style:font-size-complex="18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span text:style-name="T9">IOT SMART PLANT MONITORING SYSTEM</text:span></text:p>
      <text:list xml:id="list1593513201" text:style-name="L2">
        <text:list-header>
          <text:p text:style-name="P2"/>
        </text:list-header>
        <text:list-item>
          <text:p text:style-name="P4"><text:span text:style-name="T11">Need of </text:span><text:span text:style-name="T4">Iot smart plant monitoring</text:span></text:p>
        </text:list-item>
      </text:list>
      <text:p text:style-name="P1"/>
      <text:list xml:id="list3550436297" text:style-name="L3">
        <text:list-header>
          <text:p text:style-name="P6"><text:span text:style-name="T10">Imagine you're a farmer in India. Water is crucial for your crops, and you currently use a lot of it. But here's the thing - about 80% of the water used is in agriculture, and we want to make sure it's used wisely.</text:span></text:p>
        </text:list-header>
      </text:list>
      <text:p text:style-name="P7"><text:span text:style-name="T10">So, we've come up with a smart system that uses technology to predict when and how much water your crops need. We've placed sensors in your fields that check the soil moisture (how wet or dry the soil is), the temperature, and humidity. We've even added sensors to detect if there are any obstacles or intruders.</text:span></text:p>
      <text:p text:style-name="P7"><text:span text:style-name="T10">All this information is sent wirelessly to the cloud (a fancy term for internet storage), where it's analyzed by a smart algorithm. This algorithm looks at the data from the sensors and figures out the best time to water your crops, how much water they need, and if there are any issues like someone or something messing with your fields.</text:span></text:p>
      <text:p text:style-name="P5">Now, you can see all this data on your computer or phone in real-time. It shows graphs and charts that help you understand what's happening in your fields. And guess what? We tested it on a small scale, and it made a big difference. The crops in the monitored fields were healthier compared to the unmonitored ones.</text:p>
      <text:p text:style-name="P5">Looking ahead, we're thinking of making it even cooler. We want to predict when it's going to rain, manage the pH levels of your soil, and make sure all the data collected is super safe and can be used for a long time. Our goal is to make this system work well on its own, so you have less to worry about.</text:p>
      <text:p text:style-name="P5"><text:soft-page-break/><text:initial-creator/>In simple terms, it's like having a hi-tech assistant for your farm that tells you exactly when and how much to water your crops, keeping them healthy and making your life as a farmer a bit easier.</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andas" svg:font-family="Chandas"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8:19:51.050603655</meta:creation-date>
    <dc:date>2023-11-23T18:35:04.185212932</dc:date>
    <meta:editing-duration>PT4M23S</meta:editing-duration>
    <meta:editing-cycles>1</meta:editing-cycles>
    <meta:document-statistic meta:table-count="0" meta:image-count="0" meta:object-count="0" meta:page-count="2" meta:paragraph-count="9" meta:word-count="329" meta:character-count="1753" meta:non-whitespace-character-count="1433"/>
    <meta:generator>LibreOffice/7.3.7.2$Linux_X86_64 LibreOffice_project/30$Build-2</meta:generator>
  </office:meta>
</office:document-meta>
</file>